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Myriad Pro" svg:font-family="'Myriad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Myriad Pro" officeooo:rsid="001a114a" officeooo:paragraph-rsid="001a114a"/>
    </style:style>
    <style:style style:name="P2" style:family="paragraph" style:parent-style-name="Standard" style:list-style-name="L1">
      <style:text-properties style:font-name="Myriad Pro" officeooo:rsid="001a114a" officeooo:paragraph-rsid="001a114a"/>
    </style:style>
    <style:style style:name="P3" style:family="paragraph" style:parent-style-name="Standard">
      <style:text-properties style:font-name="Myriad Pro" officeooo:rsid="001c0ac2" officeooo:paragraph-rsid="001c0ac2"/>
    </style:style>
    <style:style style:name="P4" style:family="paragraph" style:parent-style-name="Standard" style:list-style-name="L2">
      <style:text-properties style:font-name="Myriad Pro" officeooo:rsid="001c0ac2" officeooo:paragraph-rsid="001c0ac2"/>
    </style:style>
    <style:style style:name="P5" style:family="paragraph" style:parent-style-name="Standard" style:list-style-name="L2">
      <style:text-properties style:font-name="Myriad Pro" officeooo:rsid="001c4866" officeooo:paragraph-rsid="001c4866"/>
    </style:style>
    <style:style style:name="P6" style:family="paragraph" style:parent-style-name="Standard" style:list-style-name="L2">
      <style:text-properties style:font-name="Myriad Pro" officeooo:rsid="001cdcb7" officeooo:paragraph-rsid="001cdcb7"/>
    </style:style>
    <style:style style:name="P7" style:family="paragraph" style:parent-style-name="Standard" style:list-style-name="L2">
      <style:text-properties style:font-name="Myriad Pro" officeooo:rsid="00220e22" officeooo:paragraph-rsid="00220e22"/>
    </style:style>
    <style:style style:name="P8" style:family="paragraph" style:parent-style-name="Standard" style:list-style-name="L2">
      <style:text-properties style:font-name="Myriad Pro" officeooo:rsid="002641bb" officeooo:paragraph-rsid="002641bb"/>
    </style:style>
    <style:style style:name="P9" style:family="paragraph" style:parent-style-name="Heading_20_1">
      <style:paragraph-properties fo:break-before="page"/>
    </style:style>
    <style:style style:name="T1" style:family="text">
      <style:text-properties officeooo:rsid="001e9551"/>
    </style:style>
    <style:style style:name="T2" style:family="text">
      <style:text-properties officeooo:rsid="0022d8a0"/>
    </style:style>
    <style:style style:name="T3" style:family="text">
      <style:text-properties officeooo:rsid="00246880"/>
    </style:style>
    <style:style style:name="T4" style:family="text">
      <style:text-properties officeooo:rsid="0027ab6a"/>
    </style:style>
    <style:style style:name="T5" style:family="text">
      <style:text-properties officeooo:rsid="0028feb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178406696540852243" text:style-name="L1">
        <text:list-item>
          <text:p text:style-name="P2">Nacimiento de la física cuántica</text:p>
        </text:list-item>
        <text:list-item>
          <text:p text:style-name="P2">Problemas a finales del siglo 19, principios del siglo 20</text:p>
          <text:list>
            <text:list-item>
              <text:p text:style-name="P2">Física Moderna= modernismo</text:p>
            </text:list-item>
            <text:list-item>
              <text:p text:style-name="P2">Inicios de la Relatividad Especial y la Física Cuántica están enmarcados en este momento cultural</text:p>
            </text:list-item>
          </text:list>
        </text:list-item>
        <text:list-item>
          <text:p text:style-name="P2">Todo tenía que ver con el electromagnetismo</text:p>
          <text:list>
            <text:list-item>
              <text:p text:style-name="P2">La interacción de la radiación y la materia debía ser explicada totalmente utilizando las leyes de Maxwell, la Fuerza de Lorentz y la Temodinámica</text:p>
            </text:list-item>
          </text:list>
        </text:list-item>
        <text:list-item>
          <text:p text:style-name="P2">Todo tuvo que ver con el electromagnetismo</text:p>
          <text:list>
            <text:list-item>
              <text:p text:style-name="P2">La propagación de la luz era un fenómeno misterioso.</text:p>
            </text:list-item>
            <text:list-item>
              <text:p text:style-name="P2">El espectro de emisión electromagnética de un objeto a temperatura fija no tenía explicación en ese marco.</text:p>
            </text:list-item>
          </text:list>
        </text:list-item>
      </text:list>
      <text:p text:style-name="P1"/>
      <text:p text:style-name="P1"/>
      <text:p text:style-name="P3"/>
      <text:h text:style-name="P9" text:outline-level="1">Herramientas matemáticas</text:h>
      <text:list xml:id="list6500199761970457388" text:style-name="L2">
        <text:list-item>
          <text:p text:style-name="P4">Espacios vectoriales: <text:span text:style-name="T1">Conocer los conceptos relevantes (ver lista). Escribir expresiones vectoriales abstractas en notación de Dirac y realizar operaciones de combinación lineal y producto escalar. Interpretación física del producto escalar en MC. Dualidad y producto escalar en espacios de dimensión finita. Explicar el concepto de completitud. Demostrar que L2 es un espacio de Hilbert y L2* no es isomorfo a él.</text:span></text:p>
          <text:list>
            <text:list-item>
              <text:p text:style-name="P4">Definición</text:p>
            </text:list-item>
            <text:list-item>
              <text:p text:style-name="P7">Isomorfismo de espacios vectoriales</text:p>
            </text:list-item>
            <text:list-item>
              <text:p text:style-name="P4">Espacio dual</text:p>
            </text:list-item>
            <text:list-item>
              <text:p text:style-name="P4">Producto escalar</text:p>
            </text:list-item>
            <text:list-item>
              <text:p text:style-name="P4">Distancia</text:p>
            </text:list-item>
            <text:list-item>
              <text:p text:style-name="P4">Espacios de Hilbert</text:p>
            </text:list-item>
            <text:list-item>
              <text:p text:style-name="P5">Bases</text:p>
            </text:list-item>
            <text:list-item>
              <text:p text:style-name="P5">L2</text:p>
            </text:list-item>
            <text:list-item>
              <text:p text:style-name="P5">Notación de Dirac</text:p>
              <text:list>
                <text:list-item>
                  <text:p text:style-name="P5">Bras y Kets</text:p>
                </text:list-item>
              </text:list>
            </text:list-item>
          </text:list>
        </text:list-item>
        <text:list-item>
          <text:p text:style-name="P5">Operadores <text:span text:style-name="T2">Comprender la el papel del los operadores en el contexto de los espacios vectoriales y las operaciones que se pueden definir con ellos. Realizar operaciones usando las propiedades de los operadores lineales. Entender operacionalmente el concepto de valor esperado de un operador con respecto a un estado. Conocer la definición formal de operador adjunto y demostrar propiedades simples a partir de la definición. Conocer las definiciones de operadores hermítico, anti-hermítico y de proyección. Conocer la definición de conmutador y realizar cálculos formales usando sus propiedades. Calcular la relación de incertidumbre de dos operadores.</text:span></text:p>
          <text:list>
            <text:list-item>
              <text:p text:style-name="P5">Definición</text:p>
            </text:list-item>
            <text:list-item>
              <text:p text:style-name="P5">Producto de operadores</text:p>
            </text:list-item>
            <text:list-item>
              <text:p text:style-name="P5">Operadores lineales</text:p>
            </text:list-item>
            <text:list-item>
              <text:p text:style-name="P5">Operador adjunto</text:p>
            </text:list-item>
            <text:list-item>
              <text:p text:style-name="P5">Operadores hermíticos y anti-hermíticos</text:p>
            </text:list-item>
            <text:list-item>
              <text:p text:style-name="P5">Operadores de proyección</text:p>
            </text:list-item>
            <text:list-item>
              <text:p text:style-name="P5">Conmutadores</text:p>
            </text:list-item>
            <text:list-item>
              <text:p text:style-name="P5">Relación de incertidumbre</text:p>
            </text:list-item>
          </text:list>
        </text:list-item>
        <text:list-item>
          <text:p text:style-name="P6">Más operadores. <text:span text:style-name="T3">Entender la definición de funciones de operadores como series de potencias. Realizar operaciones con funciones de operadores a partir de las propiedades de las operaciones de operadores. Conocer la función exponencial de un operador. Conocer la definición de operador inverso y unitario. Conocer la definición de autovalores y autovectores de un operador. Ser capaz de demostrar propiedades de los autovalores y autovectores de operadores hermíticos, auto hermíticos y unitarios. Conocer la definición de generador de un operador unitario y reconstruir una tranformación unitaria finita a partir de la exponencial el generador.</text:span></text:p>
          <text:list>
            <text:list-item>
              <text:p text:style-name="P6">Funciones de operadores</text:p>
            </text:list-item>
            <text:list-item>
              <text:p text:style-name="P6">Inversa de un operador</text:p>
            </text:list-item>
            <text:list-item>
              <text:p text:style-name="P6">Operador unitario</text:p>
            </text:list-item>
            <text:list-item>
              <text:p text:style-name="P6">Autovalores y autovectores</text:p>
            </text:list-item>
            <text:list-item>
              <text:p text:style-name="P6">Generadores de transformaciones unitarias</text:p>
            </text:list-item>
          </text:list>
        </text:list-item>
        <text:list-item>
          <text:p text:style-name="P6"><text:soft-page-break/>Bases discretas y continuas. <text:span text:style-name="T4">Conocer la relación entre componentes de vectores y el producto escalar en bases ortonormales. Ser capaz de hallar las componentes de vectores. Ser capaz de hallar las componentes de un operador lineal en una base. Ser capaz de reproducir el adjunto y el inverso de un operador en componentes. Conocer las características en componentes de operadores hermíticos, anti-hermíticos y unitarios. Realizar cambios de base y hallar autovalores y autovectores a partir de la representación de operadores en componentes. Conocer las representaciones de posición y momentum y realizar cambios de base entre ellas. Definir el operador de paridad y conocer sus propiedades.</text:span></text:p>
          <text:list>
            <text:list-item>
              <text:p text:style-name="P6">Bases discretas</text:p>
              <text:list>
                <text:list-item>
                  <text:p text:style-name="P8">Componentes de bras y kets</text:p>
                </text:list-item>
                <text:list-item>
                  <text:p text:style-name="P6">Representación de operadores</text:p>
                </text:list-item>
                <text:list-item>
                  <text:p text:style-name="P6">Cambio de base</text:p>
                </text:list-item>
                <text:list-item>
                  <text:p text:style-name="P6">Autovalores</text:p>
                </text:list-item>
              </text:list>
            </text:list-item>
            <text:list-item>
              <text:p text:style-name="P6">Bases continuas</text:p>
              <text:list>
                <text:list-item>
                  <text:p text:style-name="P6">Representación de posición</text:p>
                </text:list-item>
                <text:list-item>
                  <text:p text:style-name="P6">Representación de momentum</text:p>
                </text:list-item>
                <text:list-item>
                  <text:p text:style-name="P6">Cambio de bases posición ↔ momentum</text:p>
                </text:list-item>
              </text:list>
            </text:list-item>
            <text:list-item>
              <text:p text:style-name="P6">Operador de paridad</text:p>
            </text:list-item>
          </text:list>
        </text:list-item>
        <text:list-item>
          <text:p text:style-name="P6">Mecánica matricial y ondulatoria: <text:span text:style-name="T5">Conocer la motivación de Heisenberg y de Schrödinger para sus formulaciones de la Mecánica Cuántic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Myriad Pro" svg:font-family="'Myriad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0T09:50:30.800851192</meta:creation-date>
    <dc:date>2020-09-14T09:58:53.852090172</dc:date>
    <meta:editing-duration>P3DT4H23M32S</meta:editing-duration>
    <meta:editing-cycles>2</meta:editing-cycles>
    <meta:generator>LibreOffice/5.1.6.2$Linux_X86_64 LibreOffice_project/10m0$Build-2</meta:generator>
    <meta:document-statistic meta:table-count="0" meta:image-count="0" meta:object-count="0" meta:page-count="3" meta:paragraph-count="48" meta:word-count="605" meta:character-count="3889" meta:non-whitespace-character-count="3379"/>
  </office:meta>
</office:document-meta>
</file>